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-asian="Aptos" style:font-name-complex="Aptos"/>
    </style:style>
    <style:style style:name="T3" style:parent-style-name="DefaultParagraphFont" style:family="text">
      <style:text-properties style:font-name-asian="Aptos" style:font-name-complex="Aptos"/>
    </style:style>
    <style:style style:name="T4" style:parent-style-name="DefaultParagraphFont" style:family="text">
      <style:text-properties style:font-name-asian="Aptos" style:font-name-complex="Aptos"/>
    </style:style>
    <style:style style:name="T5" style:parent-style-name="DefaultParagraphFont" style:family="text">
      <style:text-properties style:font-name-asian="Aptos" style:font-name-complex="Aptos"/>
    </style:style>
    <style:style style:name="T6" style:parent-style-name="DefaultParagraphFont" style:family="text">
      <style:text-properties style:font-name-asian="Aptos" style:font-name-complex="Aptos"/>
    </style:style>
    <style:style style:name="T7" style:parent-style-name="DefaultParagraphFont" style:family="text">
      <style:text-properties style:font-name-asian="Aptos" style:font-name-complex="Aptos"/>
    </style:style>
    <style:style style:name="T8" style:parent-style-name="DefaultParagraphFont" style:family="text">
      <style:text-properties style:font-name-asian="Aptos" style:font-name-complex="Aptos"/>
    </style:style>
    <style:style style:name="T9" style:parent-style-name="DefaultParagraphFont" style:family="text">
      <style:text-properties style:font-name-asian="Aptos" style:font-name-complex="Aptos"/>
    </style:style>
    <style:style style:name="T10" style:parent-style-name="DefaultParagraphFont" style:family="text">
      <style:text-properties style:font-name-asian="Aptos" style:font-name-complex="Aptos"/>
    </style:style>
    <style:style style:name="T11" style:parent-style-name="DefaultParagraphFont" style:family="text">
      <style:text-properties style:font-name-asian="Aptos" style:font-name-complex="Aptos"/>
    </style:style>
    <style:style style:name="T12" style:parent-style-name="DefaultParagraphFont" style:family="text">
      <style:text-properties style:font-name-asian="Aptos" style:font-name-complex="Aptos"/>
    </style:style>
    <style:style style:name="P13" style:parent-style-name="Normal" style:family="paragraph">
      <style:paragraph-properties fo:margin-left="-0.0138in" fo:margin-right="-0.0138in">
        <style:tab-stops/>
      </style:paragraph-properties>
    </style:style>
    <style:style style:name="P14" style:parent-style-name="Normal" style:family="paragraph">
      <style:paragraph-properties fo:margin-left="-0.0138in" fo:margin-right="-0.0138in">
        <style:tab-stops/>
      </style:paragraph-properties>
    </style:style>
    <style:style style:name="P15" style:parent-style-name="Normal" style:family="paragraph">
      <style:paragraph-properties fo:margin-left="-0.0138in" fo:margin-right="-0.0138in">
        <style:tab-stops/>
      </style:paragraph-properties>
    </style:style>
    <style:style style:name="P16" style:parent-style-name="Normal" style:family="paragraph">
      <style:paragraph-properties fo:margin-left="-0.0138in" fo:margin-right="-0.0138in">
        <style:tab-stops/>
      </style:paragraph-properties>
    </style:style>
    <style:style style:name="P17" style:parent-style-name="Normal" style:family="paragraph">
      <style:paragraph-properties fo:margin-left="-0.0138in" fo:margin-right="-0.0138in">
        <style:tab-stops/>
      </style:paragraph-properties>
      <style:text-properties fo:font-weight="bold" style:font-weight-asian="bold" style:font-weight-complex="bold"/>
    </style:style>
    <style:style style:name="P18" style:parent-style-name="Normal" style:family="paragraph">
      <style:paragraph-properties fo:margin-left="-0.0138in" fo:margin-right="-0.0138in">
        <style:tab-stops/>
      </style:paragraph-properties>
    </style:style>
    <style:style style:name="P19" style:parent-style-name="Normal" style:family="paragraph">
      <style:paragraph-properties fo:margin-left="-0.0138in" fo:margin-right="-0.0138in">
        <style:tab-stops/>
      </style:paragraph-properties>
    </style:style>
    <style:style style:name="P20" style:parent-style-name="Normal" style:family="paragraph">
      <style:paragraph-properties fo:margin-left="-0.0138in" fo:margin-right="-0.0138in">
        <style:tab-stops/>
      </style:paragraph-properties>
    </style:style>
    <style:style style:name="P21" style:parent-style-name="Normal" style:family="paragraph">
      <style:paragraph-properties fo:margin-left="-0.0138in" fo:margin-right="-0.0138in">
        <style:tab-stops/>
      </style:paragraph-properties>
      <style:text-properties fo:language="en" fo:country="GB"/>
    </style:style>
    <style:style style:name="P22" style:parent-style-name="Normal" style:family="paragraph">
      <style:paragraph-properties fo:margin-left="-0.0138in" fo:margin-right="-0.0138in">
        <style:tab-stops/>
      </style:paragraph-properties>
      <style:text-properties fo:language="en" fo:country="GB"/>
    </style:style>
    <style:style style:name="P23" style:parent-style-name="Normal" style:family="paragraph">
      <style:paragraph-properties fo:margin-left="-0.0138in" fo:margin-right="-0.0138in">
        <style:tab-stops/>
      </style:paragraph-properties>
      <style:text-properties fo:language="en" fo:country="GB"/>
    </style:style>
    <style:style style:name="P24" style:parent-style-name="Normal" style:family="paragraph">
      <style:paragraph-properties fo:margin-left="-0.0138in" fo:margin-right="-0.0138in">
        <style:tab-stops/>
      </style:paragraph-properties>
      <style:text-properties fo:language="en" fo:country="GB"/>
    </style:style>
    <style:style style:name="P25" style:parent-style-name="Normal" style:family="paragraph">
      <style:paragraph-properties fo:margin-left="-0.0138in" fo:margin-right="-0.0138in">
        <style:tab-stops/>
      </style:paragraph-properties>
      <style:text-properties fo:language="en" fo:country="GB"/>
    </style:style>
    <style:style style:name="P26" style:parent-style-name="Normal" style:family="paragraph">
      <style:paragraph-properties fo:margin-left="-0.0138in" fo:margin-right="-0.0138in">
        <style:tab-stops/>
      </style:paragraph-properties>
    </style:style>
  </office:automatic-styles>
  <office:body>
    <office:text text:use-soft-page-breaks="true">
      <text:p text:style-name="P1"><text:bookmark-start text:name="_Hlk216096843"/><text:bookmark-start text:name="_Hlk218880395"/>Amsterdam, 9 januari 2026</text:p>
      <text:p text:style-name="Normal"/>
      <text:p text:style-name="Normal">Geachte<text:s/>mijnheer/mevrouw, <text:s/></text:p>
      <text:p text:style-name="Normal"/>
      <text:p text:style-name="Normal">Graag wil ik met deze email solliciteren naar een van de stageplekken bij XR-lab. Mijn naam is Jannes Veuger, ik<text:span text:style-name="T2"><text:s/></text:span><text:span text:style-name="T3">ben een derdejaars student software-development bij Mediacollege Amsterdam. Ik heb afgelopen jaar kennisgemaakt met jullie bedrijf tijdens de werkzaamheden van het VR-project Open Torendag. Ik vond het erg leuk om op jullie werkplek te leren over VR-development. Daarnaast vond ik het een prettige werkomgeving, en zag ook dat jullie erg mooie artistieke creaties maken. Hier zou ik graag meer over willen leren,<text:s/></text:span><text:span text:style-name="T4">net<text:s/></text:span><text:span text:style-name="T5"><text:s/>zoals het werken aan eindproducten en<text:s/></text:span><text:span text:style-name="T6">werken<text:s/></text:span><text:span text:style-name="T7">onder een zekere tijdsdruk.<text:s/></text:span></text:p>
      <text:p text:style-name="Normal">Voor mijn opleiding ben ik op zoek naar een stageplek van de eerste helft van 2026 (9 februari t/m 3 juli).<text:s/></text:p>
      <text:p text:style-name="Normal"><text:span text:style-name="T8">Als jonge<text:s/></text:span><text:span text:style-name="T9">softwareontwikkelaar<text:s/></text:span><text:span text:style-name="T10">heb ik</text:span><text:span text:style-name="T11"><text:s/></text:span><text:span text:style-name="T12">interesse<text:s/></text:span>in de werking van systemen op laag niveau en in technische complexiteit.<text:s/>Qua leren ben ik <text:s/>vind ik het prettig om dingen zelf uit te zoeken.<text:s/><text:s/>Zo kan ik core-concepten zoals OOP en data/logic separatie overbrengen naar nieuwe omgevingen,<text:s/>en<text:s/>kom ik gemakkelijk op snelheid in nieuwe omgevingen en met nieuwe technieken. <text:s/>Ik vind het ook leuk om zaken te presenteren voor groepen.<text:s/></text:p>
      <text:p text:style-name="P13">Ik heb ervaring met de volgende technologieën, vaardigheden en werkmethode: C#, C, Java(/type)script, svelte, npm, git, linux(Fedora, Nixos), unity, unreal engine 5, neovim, JB Rider (en andere varianten), dotpeek, dnspy, reverse engineering en<text:s/>Scrum (trello/github’s trello clone).</text:p>
      <text:p text:style-name="P14">Projecten waar ik op school aan gewerkt heb, zijn o.a. de Open Toren Dag van de gemeente Amsterdam. Hierbij heeft<text:s/>onze groep een VR-omgeving van<text:s/>de Zuidas<text:s/>ontwikkeld. Ik heb hashing onderzocht en<text:s/>geïmplementeerd. In mijn vrije tijd heb ik een clone gemaakt van Conway’s game of life.<text:s/><text:s/>Ik verwijs u<text:s/>graag<text:s/>naar mijn portfolio: Jannesveuger.dev.</text:p>
      <text:p text:style-name="P15"/>
      <text:p text:style-name="P16">Ik hoop met deze brief uitgenodigd te worden voor een sollicitatiegesprek, waarin<text:s/>ik mijn ervaring en motivatie verder kan toelichten.<text:s/>Ik kijk uit naar uw reactie.</text:p>
      <text:p text:style-name="P17"><text:s text:c="3"/></text:p>
      <text:p text:style-name="P18">Met vriendelijke groeten,<text:s/></text:p>
      <text:p text:style-name="P19"/>
      <text:soft-page-break/>
      <text:p text:style-name="P20">Jannes Veuger<text:bookmark-end text:name="_Hlk216096843"/></text:p>
      <text:p text:style-name="P21"><text:bookmark-end text:name="_Hlk218880395"/>06 44 81 6686</text:p>
      <text:p text:style-name="P22">Jannesveuger@xs4all.nl</text:p>
      <text:p text:style-name="P23"/>
      <text:p text:style-name="P24">Bijlage: curriculum vitae</text:p>
      <text:p text:style-name="P25"/>
      <text:p text:style-name="P26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language="en" fo:country="GB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language="en" fo:country="GB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language="en" fo:country="GB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language="en" fo:country="GB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language="en" fo:country="GB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language="en" fo:country="GB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language="en" fo:country="GB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language="en" fo:country="GB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language="en" fo:country="GB" fo:hyphenate="false"/>
    </style:style>
    <style:style style:name="Normal" style:display-name="Normal" style:family="paragraph">
      <style:text-properties fo:language="nl" fo:country="NL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language="en" fo:country="GB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language="en" fo:country="GB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language="en" fo:country="GB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language="en" fo:country="GB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language="en" fo:country="GB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nes Veuger</meta:initial-creator>
    <dc:creator>Jannes Veuger</dc:creator>
    <meta:creation-date>2026-01-09T21:13:00Z</meta:creation-date>
    <dc:date>2026-01-12T10:29:00Z</dc:date>
    <meta:template xlink:href="Normal.dotm" xlink:type="simple"/>
    <meta:editing-cycles>3</meta:editing-cycles>
    <meta:editing-duration>PT220560S</meta:editing-duration>
    <meta:document-statistic meta:page-count="2" meta:paragraph-count="4" meta:word-count="313" meta:character-count="2097" meta:row-count="14" meta:non-whitespace-character-count="1788"/>
  </office:meta>
</office:document-meta>
</file>